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345" officeooo:paragraph-rsid="001b8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6.2. ¿Qué diferencia en coste hay entre montar una red con 3 equipos 802.11g y 802.11n?</text:p>
      <text:p text:style-name="P1">La diferencia de precios actualmente es muy baj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15:04:36.700000000</meta:creation-date>
    <dc:date>2020-01-14T15:07:48.994000000</dc:date>
    <meta:editing-duration>PT3M13S</meta:editing-duration>
    <meta:editing-cycles>1</meta:editing-cycles>
    <meta:document-statistic meta:table-count="0" meta:image-count="0" meta:object-count="0" meta:page-count="1" meta:paragraph-count="2" meta:word-count="24" meta:character-count="138" meta:non-whitespace-character-count="116"/>
    <meta:generator>LibreOffice/6.3.3.2$Windows_X86_64 LibreOffice_project/a64200df03143b798afd1ec74a12ab50359878ed</meta:generator>
  </office:meta>
</office:document-meta>
</file>